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2.895cm" fo:break-before="auto" style:use-optimal-row-height="true"/>
    </style:style>
    <style:style style:name="ro15" style:family="table-row">
      <style:table-row-properties style:row-height="2.184cm" fo:break-before="auto" style:use-optimal-row-height="true"/>
    </style:style>
    <style:style style:name="ro16" style:family="table-row">
      <style:table-row-properties style:row-height="0.877cm" fo:break-before="auto" style:use-optimal-row-height="true"/>
    </style:style>
    <style:style style:name="ro17" style:family="table-row">
      <style:table-row-properties style:row-height="4.316cm" fo:break-before="auto" style:use-optimal-row-height="true"/>
    </style:style>
    <style:style style:name="ro18" style:family="table-row">
      <style:table-row-properties style:row-height="1.789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3.605cm" fo:break-before="auto" style:use-optimal-row-height="true"/>
    </style:style>
    <style:style style:name="ro21" style:family="table-row">
      <style:table-row-properties style:row-height="2.369cm" fo:break-before="auto" style:use-optimal-row-height="true"/>
    </style:style>
    <style:style style:name="ro22" style:family="table-row">
      <style:table-row-properties style:row-height="2.473cm" fo:break-before="auto" style:use-optimal-row-height="true"/>
    </style:style>
    <style:style style:name="ro23" style:family="table-row">
      <style:table-row-properties style:row-height="4.29cm" fo:break-before="auto" style:use-optimal-row-height="true"/>
    </style:style>
    <style:style style:name="ro24" style:family="table-row">
      <style:table-row-properties style:row-height="6.107cm" fo:break-before="auto" style:use-optimal-row-height="true"/>
    </style:style>
    <style:style style:name="ro25" style:family="table-row">
      <style:table-row-properties style:row-height="3.08cm" fo:break-before="auto" style:use-optimal-row-height="true"/>
    </style:style>
    <style:style style:name="ro26" style:family="table-row">
      <style:table-row-properties style:row-height="2.947cm" fo:break-before="auto" style:use-optimal-row-height="true"/>
    </style:style>
    <style:style style:name="ro27" style:family="table-row">
      <style:table-row-properties style:row-height="3.526cm" fo:break-before="auto" style:use-optimal-row-height="true"/>
    </style:style>
    <style:style style:name="ro28" style:family="table-row">
      <style:table-row-properties style:row-height="5.027cm" fo:break-before="auto" style:use-optimal-row-height="true"/>
    </style:style>
    <style:style style:name="ro29" style:family="table-row">
      <style:table-row-properties style:row-height="1.579cm" fo:break-before="auto" style:use-optimal-row-height="true"/>
    </style:style>
    <style:style style:name="ro30" style:family="table-row">
      <style:table-row-properties style:row-height="1.632cm" fo:break-before="auto" style:use-optimal-row-height="true"/>
    </style:style>
    <style:style style:name="ro31" style:family="table-row">
      <style:table-row-properties style:row-height="1.605cm" fo:break-before="auto" style:use-optimal-row-height="true"/>
    </style:style>
    <style:style style:name="ro32" style:family="table-row">
      <style:table-row-properties style:row-height="3.685cm" fo:break-before="auto" style:use-optimal-row-height="true"/>
    </style:style>
    <style:style style:name="ro33" style:family="table-row">
      <style:table-row-properties style:row-height="4.8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 style:data-style-name="N115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1">
            <text:p>0728 <text:s/>1708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1">
            <text:p>0728 <text:s/>1708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1">
            <text:p>0728 <text:s/>1708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1">
            <text:p>0728 <text:s/>1708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11">
            <text:p>0728 <text:s/>17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11">
            <text:p>0728 <text:s/>17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12">
            <text:p>0728 <text:s/>17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12">
            <text:p>0728 <text:s/>17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12">
            <text:p>0728 <text:s/>17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13">
            <text:p>0728 <text:s/>17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13">
            <text:p>0728 <text:s/>17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13">
            <text:p>0728 <text:s/>17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14">
            <text:p>0728 <text:s/>17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14">
            <text:p>0728 <text:s/>170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14">
            <text:p>0728 <text:s/>17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14">
            <text:p>0728 <text:s/>17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15">
            <text:p>0728 <text:s/>170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15">
            <text:p>0728 <text:s/>17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15">
            <text:p>0728 <text:s/>17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16">
            <text:p>0728 <text:s/>170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16">
            <text:p>0728 <text:s/>17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16">
            <text:p>0728 <text:s/>17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17">
            <text:p>0728 <text:s/>170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17">
            <text:p>0728 <text:s/>17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17">
            <text:p>0728 <text:s/>170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18">
            <text:p>0728 <text:s/>170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18">
            <text:p>0728 <text:s/>170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18">
            <text:p>0728 <text:s/>170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18">
            <text:p>0728 <text:s/>170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18">
            <text:p>0728 <text:s/>170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18">
            <text:p>0728 <text:s/>17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19">
            <text:p>0728 <text:s/>17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19">
            <text:p>0728 <text:s/>17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2">
            <text:p>0728 <text:s/>1708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2">
            <text:p>0728 <text:s/>17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21">
            <text:p>0728 <text:s/>170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21">
            <text:p>0728 <text:s/>17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22">
            <text:p>0728 <text:s/>17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22">
            <text:p>0728 <text:s/>17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23">
            <text:p>0728 <text:s/>170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23">
            <text:p>0728 <text:s/>170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24">
            <text:p>0728 <text:s/>17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25">
            <text:p>0728 <text:s/>17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25">
            <text:p>0728 <text:s/>17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25">
            <text:p>0728 <text:s/>170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25">
            <text:p>0728 <text:s/>17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26">
            <text:p>0728 <text:s/>17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26">
            <text:p>0728 <text:s/>170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26">
            <text:p>0728 <text:s/>17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26">
            <text:p>0728 <text:s/>170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28">
            <text:p>0728 <text:s/>17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28">
            <text:p>0728 <text:s/>17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29">
            <text:p>0728 <text:s/>170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31">
            <text:p>0728 <text:s/>17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31">
            <text:p>0728 <text:s/>17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31">
            <text:p>0728 <text:s/>170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31">
            <text:p>0728 <text:s/>170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32">
            <text:p>0728 <text:s/>170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33">
            <text:p>0728 <text:s/>17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33">
            <text:p>0728 <text:s/>17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33">
            <text:p>0728 <text:s/>17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34">
            <text:p>0728 <text:s/>17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34">
            <text:p>0728 <text:s/>170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34">
            <text:p>0728 <text:s/>17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36">
            <text:p>0728 <text:s/>17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36">
            <text:p>0728 <text:s/>17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36">
            <text:p>0728 <text:s/>17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37">
            <text:p>0728 <text:s/>1708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38">
            <text:p>0728 <text:s/>17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2">
            <text:p>72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38">
            <text:p>0728 <text:s/>17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3">
            <text:p>73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38">
            <text:p>0728 <text:s/>17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4">
            <text:p>74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38">
            <text:p>0728 <text:s/>17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5">
            <text:p>75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39">
            <text:p>0728 <text:s/>17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6">
            <text:p>76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39">
            <text:p>0728 <text:s/>17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7">
            <text:p>77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39">
            <text:p>0728 <text:s/>170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8">
            <text:p>78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39">
            <text:p>0728 <text:s/>170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79">
            <text:p>79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4">
            <text:p>0728 <text:s/>170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0">
            <text:p>80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42">
            <text:p>0728 <text:s/>170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1">
            <text:p>81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42">
            <text:p>0728 <text:s/>1708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82">
            <text:p>82</text:p>
          </table:table-cell>
          <table:table-cell table:style-name="ce3" office:value-type="float" office:value="82">
            <text:p>82</text:p>
          </table:table-cell>
          <table:table-cell table:style-name="ce6"/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43">
            <text:p>0728 <text:s/>170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3">
            <text:p>83</text:p>
          </table:table-cell>
          <table:table-cell table:style-name="ce3" office:value-type="float" office:value="83">
            <text:p>83</text:p>
          </table:table-cell>
          <table:table-cell table:style-name="ce6"/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44">
            <text:p>0728 <text:s/>17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4">
            <text:p>8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44">
            <text:p>0728 <text:s/>17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5">
            <text:p>8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44">
            <text:p>0728 <text:s/>17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6">
            <text:p>8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44">
            <text:p>0728 <text:s/>17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7">
            <text:p>8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44">
            <text:p>0728 <text:s/>17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8">
            <text:p>8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44">
            <text:p>0728 <text:s/>17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9">
            <text:p>8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44">
            <text:p>0728 <text:s/>17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0">
            <text:p>9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7:08:24.44">
            <text:p>0728 <text:s/>1708</text:p>
          </table:table-cell>
          <table:table-cell table:number-columns-repeated="1011"/>
        </table:table-row>
        <table:table-row table:style-name="ro13">
          <table:table-cell office:value-type="string">
            <text:p>*</text:p>
          </table:table-cell>
          <table:table-cell table:formula="of:=MAX([.B3:.B90])+1" office:value-type="float" office:value="84">
            <text:p>84</text:p>
          </table:table-cell>
          <table:table-cell table:style-name="ce7" table:formula="of:=NOW()" office:value-type="date" office:date-value="2021-07-28T17:08:24.44">
            <text:p>0728 <text:s/>1708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7-28T17:08:24.44">
            <text:p>2021/7/28 17:08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28T17:08:24.44">
            <text:p>0728 <text:s/>1708</text:p>
          </table:table-cell>
          <table:table-cell table:style-name="ce7" table:formula="of:=NOW()" office:value-type="date" office:date-value="2021-07-28T17:08:24.44">
            <text:p>0728 <text:s/>1708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7-28T17:08:24.44">
            <text:p>0728 <text:s/>1708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3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8T08:36:04.450001">
            <text:p>0708</text:p>
          </table:table-cell>
          <table:table-cell table:style-name="ce9" office:value-type="string">
            <text:p>v1-65</text:p>
          </table:table-cell>
          <table:table-cell table:style-name="ce20" office:value-type="string">
            <text:p>bạn sinh ra tại Việt năm ở đâu? / bạn đến Nhật bản từ đâu? / bạn đã đến Nhật bản khi nào. / tên của thị trấn của bạn, <text:s/>là gì? / năm nay, bạn bao nhiêu[much tuối[year?</text:p>
          </table:table-cell>
          <table:table-cell table:style-name="ce21" office:value-type="string" table:number-columns-spanned="2" table:number-rows-spanned="1">
            <text:p>どこで生まれましたか。どこから来ましたか。いつきましたか。町の名前はなんですか。今年、何歳ですか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51">
            <text:p>0728 <text:s/>170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(1) 먼저 크로마느. "뒹굴", 마사지. (2) 꽤 지나서야, 미케가 계단 아래 옹벽에서 나왔다. &lt;2&gt; 정위치 옹벽으로 돌아가기. (3) 미케에게는 마사지는 없이, 그대로 페이스트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52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a środa, sió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52">
            <text:p>0728 <text:s/>170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dźwięki "dai-kan"-u. wczoraj te dźwięki wychodzili łatwo[easily. na dziurze pierwszym i drugim. (2) dźwięk "o-cu", na pierwszym dziurze. &lt;1&gt; warga dolna. wnętrze[inside tej, przesuwasz[move ją do przodu[forward. jego wnętrze jest skierowane[directed na zewnątrz[outside. &lt;2&gt; robiąc tak, powietrze[air porusza[move się po powierzchni[surface dolnej wargi, schodzi[descend do dziur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53">
            <text:p>0728 <text:s/>1708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9T11:08:57.320001">
            <text:p>0709</text:p>
          </table:table-cell>
          <table:table-cell table:style-name="ce9" office:value-type="string">
            <text:p>v1-22</text:p>
          </table:table-cell>
          <table:table-cell table:style-name="ce20" office:value-type="string">
            <text:p>tầng này là rộng. / bức tường đó là cao. / cái xô này là nặng.</text:p>
          </table:table-cell>
          <table:table-cell table:style-name="ce21" office:value-type="string" table:number-columns-spanned="2" table:number-rows-spanned="1">
            <text:p>この床は、広いです。あの壁は、高いです。このバケツは、重いで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53">
            <text:p>0728 <text:s/>170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/ (1) 비가 내리고 있지만, 크로는 지상에 내려왔었다. &lt;2&gt; 서둘러 크로를 안아하고 옹벽으로 돌아가기. (2) 크로를 옹벽 위에 두었던 무렵, 미케가 울리면서 옹벽의 보도 쪽에서 달려왔다. (3) 우산을 펼쳐, 두 마리 위에 두려고 했다. &lt;2&gt; 그러자 먼저 미케는 서둘러 돌출 방향으로 도망하려고 한다. &lt;3&gt; 잠시 후 우산 아래에 들어왔다. (4) 페이스트, 그리고, 고체. &lt;2&gt; 고체는 4 번 정도 주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54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to był czwartek, ósm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54">
            <text:p>0728 <text:s/>170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"dai-kan". mogłem wydmuchać na dziurze pierwszym i drugim. &lt;2&gt; nie przez przypadek[by-accident~&lt;1; starałem[tried się, aby moje usta ukształtować[shape tak, i kiedy nadałem[give im zamierzony[intended kształt, wychodił dźwięk "dai-kan"-u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55">
            <text:p>0728 <text:s/>170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خميس، الثامن من تموز.</text:p>
          </table:table-cell>
          <table:table-cell table:style-name="ce21"/>
          <table:table-cell table:style-name="ce21" office:value-type="string">
            <text:p>it was thursday, the eigh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55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پنجشنبه، هشتم ماه ژوئیه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55">
            <text:p>0728 <text:s/>1708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7">
            <text:p>7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لم أشتري في الامس.</text:p>
          </table:table-cell>
          <table:table-cell table:style-name="ce21" office:value-type="string">
            <text:p>fi'l'aamisi</text:p>
          </table:table-cell>
          <table:table-cell table:style-name="ce21" office:value-type="string">
            <text:p>I did not buy, yester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55">
            <text:p>0728 <text:s/>170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8">
            <text:p>8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من ديروز قهوه می نوشم</text:p>
          </table:table-cell>
          <table:table-cell table:style-name="ce21" office:value-type="string">
            <text:p>qafve / miy'nuwsham[drink</text:p>
          </table:table-cell>
          <table:table-cell table:style-name="ce21" office:value-type="string">
            <text:p>I drank coffee yesterda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55">
            <text:p>0728 <text:s/>1708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0T08:49:18.91">
            <text:p>0710</text:p>
          </table:table-cell>
          <table:table-cell table:style-name="ce9" office:value-type="string">
            <text:p>v1-56</text:p>
          </table:table-cell>
          <table:table-cell table:style-name="ce20" office:value-type="string">
            <text:p>cái sợi dây này là rất nhẹ. / có lẽ, bạn có thể có nó một mình. / bạn có thể mang nó qua đó cho tôi, không? / tấm ván này rất nặng. bạn không cần phải di chuyển nó bây giờ. có lẽ, sau nay.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55">
            <text:p>0728 <text:s/>170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2-21</text:p>
          </table:table-cell>
          <table:table-cell table:style-name="ce20" office:value-type="string">
            <text:p>hẹn[appointment gặp[meet lại. / chúc[have bạn sẽ có một ngày tốt[good lành. / bảo trọng bạn / cảm ơn vì[for sự[help~1 giúp đỡ[from của bạn ngày hôm nay</text:p>
          </table:table-cell>
          <table:table-cell table:style-name="ce21" office:value-type="string" table:number-columns-spanned="2" table:number-rows-spanned="1">
            <text:p>see you again. / have a nice day. / take care. / thank you for your help toda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55">
            <text:p>0728 <text:s/>170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비가 좀 내리고 있었기 때문에 어제 처럼 우산을 두 마리 위에 두었다. &lt;2&gt; 이 번엔 미케는 순간 우산을 보고 도망하려고 했지만, 즉시 우산 아래으로 들어왔다. (2) 이제 그만하려고 생각하고 우산을 옹벽에서 분리하면, 미케는 즉시 울타리 속으로 들어간다. &lt;2&gt; 하지만, 크로는 거기에 머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56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to był piątek, dziewią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56">
            <text:p>0728 <text:s/>170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"dai-kan". znowu, na dziurze pierwszym i drugim, dźwięki wychodzili gładko, tzn., bez nieco skrzypiącego dźwięku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57">
            <text:p>0728 <text:s/>170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 table:number-columns-spanned="3" table:number-rows-spanned="1">
            <text:p>shino : (1) "dai-kan". znowu, na dziurze pierwszym i drugim, dźwięki wychodzili gładko[smoothly, tzn., bez nieco skrzypiącego[creaky dźwięku. (2) myśl : &lt;1&gt; wygląda to, że sposób wydmuchania "kan"-u, możesz też najpierw starasz wydmuchać dźwięki "dai-kan", a potem, schodzisz[go-down do dźwięków "kan"-u. &lt;2&gt; tym sposobie, kształtwanie ust staje[become się łatwiejsze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57">
            <text:p>0728 <text:s/>1708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جمعة، التاسع من تموز.</text:p>
          </table:table-cell>
          <table:table-cell table:style-name="ce21"/>
          <table:table-cell table:style-name="ce21" office:value-type="string">
            <text:p>it was friday, the ni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57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جمعه، نهم ماه ژوئیه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57">
            <text:p>0728 <text:s/>1708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لم أشتري في الامس. / ذهبت إلى الحديقة فقط.</text:p>
          </table:table-cell>
          <table:table-cell table:style-name="ce21" office:value-type="string">
            <text:p>faqa[just</text:p>
          </table:table-cell>
          <table:table-cell table:style-name="ce21" office:value-type="string">
            <text:p>i only went to the park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57">
            <text:p>0728 <text:s/>170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ديروز، من دوباره قهوه می نوشم. / من هم چای می نوشم.</text:p>
          </table:table-cell>
          <table:table-cell table:style-name="ce21" office:value-type="string">
            <text:p>ham[also / chaay[tea</text:p>
          </table:table-cell>
          <table:table-cell table:style-name="ce21" office:value-type="string">
            <text:p>yesterday i drank coffee again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57">
            <text:p>0728 <text:s/>1708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1T09:30:36.89">
            <text:p>0711</text:p>
          </table:table-cell>
          <table:table-cell table:style-name="ce9" office:value-type="string">
            <text:p>v1-51</text:p>
          </table:table-cell>
          <table:table-cell table:style-name="ce20" office:value-type="string">
            <text:p>anh ấy nói anh ấy muốn nghỉ ngơi. / anh ấy nói rằng anh ấy không được[get khỏe[robust. / anh ấy bây giờ cảm thấy thế[how~1 nào?</text:p>
          </table:table-cell>
          <table:table-cell table:style-name="ce21" office:value-type="string" table:number-columns-spanned="2" table:number-rows-spanned="1">
            <text:p>he says he wants to have a rest. / he says he is not feeling well. / he says he wants to sit down on the floor. / how does he feel?</text:p>
          </table:table-cell>
          <table:covered-table-cell table:style-name="ce21" office:value-type="string">
            <text:p>he says he wants to have a rest. / he says he is not feeling well. / he says he wants to sit down on the floor. / how does he feel?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58">
            <text:p>0728 <text:s/>1708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20" office:value-type="string">
            <text:p>bạn có thể nắm cánh tay anh ấy không? / làm ơn, nắm xác anh ấy. / bạn có thể di chuyển những[these tấm[panel gỗ[wood này đi cho tôi được không? / tôi muống tạo[create khoảng[space trống[free cho anh ấy.</text:p>
          </table:table-cell>
          <table:table-cell table:style-name="ce21" office:value-type="string" table:number-columns-spanned="2" table:number-rows-spanned="1">
            <text:p>can you hold his arm? / please hold his body. / can you move these wood boards away for me? I want to make <text:s/>a space for him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58">
            <text:p>0728 <text:s/>170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정위치의 좀 앞에 도착한 때 크로가 내려왔다. &lt;2&gt; 이어, 미케도. (2) 대체로 평소의 일이지만, 크로를 옹벽에 올릴 때, 미케는 내 근처에 앉아 "냐아 냐아" 라고 울고, 올려달라고 호소한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59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a sobota, dziesią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59">
            <text:p>0728 <text:s/>170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znowu "kan" i "dai-kan". jak na <text:s/>"dai-kan"-ie, dziury dla nich, wczoraj, prosto, pierwszy i drugi. (2) "dai-kan", kształt ust dla których, od wczoraj. &lt;2&gt; warga dolna, wysokość której, ta była lekko wyższa niż wysokość w dźwięku "kan"-u. &lt;3&gt; obu wargi, gdy w "dai-kan"-u, staje się bardziej zaciśnięte[tightened niż w "kan"-u. o tym, ale, nie jasne jeszcze w moim umyśle[mind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59">
            <text:p>0728 <text:s/>1708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سبت، العاشر من تموز.</text:p>
          </table:table-cell>
          <table:table-cell table:style-name="ce21"/>
          <table:table-cell table:style-name="ce21" office:value-type="string">
            <text:p>it was saturday, the t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59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شنبه، دهم ماه ژوئیه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59">
            <text:p>0728 <text:s/>1708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أشتريت الفول السوداني أمس. / في المساء.</text:p>
          </table:table-cell>
          <table:table-cell table:style-name="ce22" office:value-type="string">
            <text:p>ashtariytu-l'fuwl[beans-a'suwdaaniya / fi'l'masaaI</text:p>
          </table:table-cell>
          <table:table-cell table:style-name="ce22" office:value-type="string">
            <text:p>I bought peanuts yesterday. in the evening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">
            <text:p>0728 <text:s/>1708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من ديروز، يک مکعب يخ داخل نوشيدنی گذاشتم</text:p>
          </table:table-cell>
          <table:table-cell table:style-name="ce22" office:value-type="string">
            <text:p>mokya'ab[cube / yax[ice? / doxel[inside / nuwshiydnee?[drink / gazaashtam[yesterday</text:p>
          </table:table-cell>
          <table:table-cell table:style-name="ce22" office:value-type="string">
            <text:p>I put an ice cube in the drink yesterda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">
            <text:p>0728 <text:s/>170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32">
            <text:p>3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3T08:50:41.57">
            <text:p>0713</text:p>
          </table:table-cell>
          <table:table-cell table:style-name="ce9" office:value-type="string">
            <text:p>v-48</text:p>
          </table:table-cell>
          <table:table-cell table:style-name="ce20" office:value-type="string">
            <text:p>tại sao đầu anh ấy chảy máu? / ơ đâu anh ấy đánh đàu anh ấy, và khi nào? / làm thế nào, mà anh ấy bị rơi trên sàn? / làm sao bạn đến đây? tàu hỏa, hay, ô tô?</text:p>
          </table:table-cell>
          <table:table-cell table:style-name="ce21" office:value-type="string" table:number-columns-spanned="2" table:number-rows-spanned="1">
            <text:p>why his head is bleeding? where did he hit his head, when? / how did he fall on the floor? / how did you come here. train, car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">
            <text:p>0728 <text:s/>170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v-67</text:p>
          </table:table-cell>
          <table:table-cell table:style-name="ce20" office:value-type="string">
            <text:p>một hình[cylinder=1 trụ thoát nước. / nước. hình trụ. anh ta đổ[pour nước ra[out.</text:p>
          </table:table-cell>
          <table:table-cell table:style-name="ce21" office:value-type="string" table:number-columns-spanned="2" table:number-rows-spanned="1">
            <text:p>水を出す筒。水。筒。彼は、水を出し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">
            <text:p>0728 <text:s/>1708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공원에의 도착 시간은 대체로 7 시 45 분. &lt;2&gt; 일에서 집으로 돌아왔던 시간은 늦었다. (2) 크로는 옹벽에서 내려오려고 하지 않다. &lt;2&gt; 미케는 내가 그녀 뒷다리를 가볍게 두드리면, 내려왔다. (3) 크러에게 먼저 페이스트. 그러자 미케는 마사지 를 기다리지 않고 스스로 보도 쪽으로 돌아가고, 옹벽으로 올랐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1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 poniedziałek, dwu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1">
            <text:p>0728 <text:s/>170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>
            <text:p>shino : nie mogłem ćwiczyć. kiedy wróciłem do domu, było już po siódmej.</text:p>
          </table:table-cell>
          <table:table-cell table:style-name="ce21" office:value-type="string" table:number-columns-spanned="2" table:number-rows-spanned="1">
            <text:p>when i arrived back at the house, it was already past seven o'clock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1">
            <text:p>0728 <text:s/>170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اثنين، الثاني عشر من تموز.</text:p>
          </table:table-cell>
          <table:table-cell table:style-name="ce21"/>
          <table:table-cell table:style-name="ce21" office:value-type="string">
            <text:p>it was monday, the twelf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2">
            <text:p>0728 <text:s/>1708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دوشنبه بود، دوازدهم ماه تير. </text:p>
          </table:table-cell>
          <table:table-cell table:style-name="ce21" office:value-type="string">
            <text:p>davooz'dahom / tiyr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2">
            <text:p>0728 <text:s/>1708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اشتریت مكعبات ثلج.</text:p>
          </table:table-cell>
          <table:table-cell table:style-name="ce22" office:value-type="string">
            <text:p>muqaAbaat / thalidhun</text:p>
          </table:table-cell>
          <table:table-cell table:style-name="ce22" office:value-type="string">
            <text:p>I bought ice cube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2">
            <text:p>0728 <text:s/>1708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من يک نوشيدتی داغ درست کردم</text:p>
          </table:table-cell>
          <table:table-cell table:style-name="ce21" office:value-type="string">
            <text:p>nuwshiydnee / dooG[hot / dorost[right / kyardam[have</text:p>
          </table:table-cell>
          <table:table-cell table:style-name="ce21" office:value-type="string">
            <text:p>I made a drink hot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2">
            <text:p>0728 <text:s/>1708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4T08:56:15.4">
            <text:p>0714</text:p>
          </table:table-cell>
          <table:table-cell table:style-name="ce9" office:value-type="string">
            <text:p>v1-68</text:p>
          </table:table-cell>
          <table:table-cell table:style-name="ce20" office:value-type="string">
            <text:p>tưới nước lên[on các[pillar~1 trụ và xung[around~1 quanh.</text:p>
          </table:table-cell>
          <table:table-cell table:style-name="ce21" office:value-type="string" table:number-columns-spanned="2" table:number-rows-spanned="1">
            <text:p>柱と、柱の周りに、水をかけてください。梁に、水をかけ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2">
            <text:p>0728 <text:s/>170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2">
            <text:p>2</text:p>
          </table:table-cell>
          <table:table-cell table:style-name="ce6"/>
          <table:table-cell table:style-name="ce9" office:value-type="string">
            <text:p>v2-69</text:p>
          </table:table-cell>
          <table:table-cell table:style-name="ce20" office:value-type="string">
            <text:p>thuốc lá. bạn có hút thuốc[cigarrette không? / tôi có thể hút thuốc ơ đâu? / một nới[place để hút thuốc. / khu[area~1 vực hút thuốc.</text:p>
          </table:table-cell>
          <table:table-cell table:style-name="ce21" office:value-type="string" table:number-columns-spanned="2" table:number-rows-spanned="1">
            <text:p>たばこ。タバコを吸いますか？どこでタバコを吸えますか？タバコを吸う場所。喫煙所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2">
            <text:p>0728 <text:s/>170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크러만. 미케는 결국 오지 않았다. &lt;2&gt; 크로는 마사지 한 후, 스스로 옹벽으로 돌아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3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4">
            <text:p>44</text:p>
          </table:table-cell>
          <table:table-cell table:style-name="ce3" table:formula="of:=[.B4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 wtorek, trzy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3">
            <text:p>0728 <text:s/>170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dźwięki "kan"-u. (2) co zauważyłem : sposób dla "kan"-u. warga dolna, nie zaciskasz[tighten samą wargę dolną . &lt;2&gt; gdzie sprawiasz[make zaciśnięte[tightened? dwu części tuż[just pod wargą dolną, blisko[close każdego rogu[corner ust. &lt;3&gt; kiedy sprawiasz[make te części zaciśnięte, w rezultacie, dolna warga staje się podniesiona[lifted, więc wysokość dźwięków staje się wyższy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3">
            <text:p>0728 <text:s/>1708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>
            <text:p>당신 안에도 빛나고 있는 것이 있다. / "설마, 나 안에선 아무것도 <text:s/>없어요" 라고 생각하신다면, 그것은 당신 안에 빛나고 있는 것을 보는 것을 방해하고 있는 무언가가 있는 것입니다. / 그 무언가를 제거하고 녹아 흐르시키는, 그 작업을 합시다. / 그 작업을 위해 라면, 기꺼이 작업합니다.</text:p>
          </table:table-cell>
          <table:table-cell table:style-name="ce21" office:value-type="string" table:number-columns-spanned="2" table:number-rows-spanned="1">
            <text:p>あなたの中にも、輝いているものがあります。「そんなあ、私には、何もないですよ」と、思うのでしたら、それは、その輝いているものを見ることを妨げている、何かがあるのです。 / その何かを、取り除く、溶かし流す、それをやりましょう。そのためになら、私は、喜んで取り組み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5">
            <text:p>0728 <text:s/>170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ثلاثاء، الثالث عشر من تموز.</text:p>
          </table:table-cell>
          <table:table-cell table:style-name="ce21" office:value-type="string">
            <text:p>a'thaalith[third</text:p>
          </table:table-cell>
          <table:table-cell table:style-name="ce21" office:value-type="string">
            <text:p>it was tuesday, the thirte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5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سه شنبه بود، سيزدهم ماه تير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5">
            <text:p>0728 <text:s/>1708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شيء. / أشياء / / أشياء كثيرة</text:p>
          </table:table-cell>
          <table:table-cell table:style-name="ce22" office:value-type="string">
            <text:p>shayiU / ashyaaU / ash'yaaU kathiyratu / ishtaraytu / ishtaraytu ashyaaA kathiyratan</text:p>
          </table:table-cell>
          <table:table-cell table:style-name="ce22" office:value-type="string">
            <text:p>thing. / things / many things / I bought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5">
            <text:p>0728 <text:s/>1708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آسمان / هوا/ آفتابی / ديروز، آفتابی بود.</text:p>
          </table:table-cell>
          <table:table-cell table:style-name="ce22" office:value-type="string">
            <text:p>oosmaan / havoo / aaftaabiy</text:p>
          </table:table-cell>
          <table:table-cell table:style-name="ce22" office:value-type="string">
            <text:p>sky / weather / <text:s/>sunny / it was sunn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6">
            <text:p>0728 <text:s/>170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51">
            <text:p>5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5T08:43:31">
            <text:p>0715</text:p>
          </table:table-cell>
          <table:table-cell table:style-name="ce9" office:value-type="string">
            <text:p>v1-70</text:p>
          </table:table-cell>
          <table:table-cell table:style-name="ce20" office:value-type="string">
            <text:p>phá vỡ. / thời gian. / lần[time trong[in ngày. / giờ[hours giải[solve lao[labor. / giờ giải lao. / hay bạn hút thuốc? / và, bạn có uống nước không?</text:p>
          </table:table-cell>
          <table:table-cell table:style-name="ce21" office:value-type="string" table:number-columns-spanned="2" table:number-rows-spanned="1">
            <text:p>休憩。時間。時刻。休憩の時間。あるいは、タバコを吸いますか？そして、水を飲みますか？</text:p>
          </table:table-cell>
          <table:covered-table-cell table:style-name="ce21" office:value-type="string">
            <text:p>休憩。時間。時刻。休憩の時間。あるいは、タバコを吸いますか？そして、水を飲みますか？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6">
            <text:p>0728 <text:s/>1708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2">
            <text:p>2</text:p>
          </table:table-cell>
          <table:table-cell table:style-name="ce6"/>
          <table:table-cell table:style-name="ce9" office:value-type="string">
            <text:p>v2-71</text:p>
          </table:table-cell>
          <table:table-cell table:style-name="ce20" office:value-type="string">
            <text:p>phá vỡ. / bạn dã nghỉ ngơi? / tôi sẽ nghỉ giải lao. / bạn dã nghỉ ngơi chưa? / bạn dã ăn chưa không?</text:p>
          </table:table-cell>
          <table:table-cell table:style-name="ce21" office:value-type="string" table:number-columns-spanned="2" table:number-rows-spanned="1">
            <text:p>休憩。休憩しましたか？私は、休憩します。もう、休憩しましたか？彼らは、すでに、休憩しましたか？もう、食べました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6">
            <text:p>0728 <text:s/>170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(1) 다시 크로만. &lt;2&gt;페이스트를 준 후 나는 수영장 서 쪽으로. 미케는 나오지 않다. 없어. &lt;3&gt; 내가 돌아가기 시작하고, 수용장 동 쪽에 달할 무렵, 크로가 옹벽의 보도 쪽에 나왔다. &lt;4&gt; 그녀의 몸을 가볍게 두드리고 공원으로 돌아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7">
            <text:p>0728 <text:s/>1708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4">
            <text:p>54</text:p>
          </table:table-cell>
          <table:table-cell table:style-name="ce3" table:formula="of:=[.B54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>
            <text:p>여기 며칠은, 음료는 냄비으로 따뜻하게하지 않다. / 레인지에서 약간 가열하고 있다.</text:p>
          </table:table-cell>
          <table:table-cell table:style-name="ce21" office:value-type="string" table:number-columns-spanned="2" table:number-rows-spanned="1">
            <text:p>ここ何日か、飲み物は、鍋で温めてはいません。レンジで、少しだけ、加熱してい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7">
            <text:p>0728 <text:s/>1708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20" office:value-type="string">
            <text:p>음료를 만들 때의 절차. (1) 둥근 냄비를 꺼낸다. (2) 이 냄비에 물을 넣는다.</text:p>
          </table:table-cell>
          <table:table-cell table:style-name="ce21" office:value-type="string" table:number-columns-spanned="2" table:number-rows-spanned="1">
            <text:p>飲み物を作るときの手順。（１）丸鍋を取り出す。（２）この鍋に、水を入れる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8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a środa, czter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8">
            <text:p>0728 <text:s/>170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"kan" i "dai-kan". (2) dźwięki "dai-kan"-u na pierwszym i drugim dziurzach. &lt;2&gt; dźwięki wychodzili dość stabilno. &lt;3&gt; kiedy pózniej ponownie zrobiłem, no, <text:s/>nie stabilne. dźwięki rozpryskiwali się. &lt;4&gt; jeden ciągły dźwięk, nie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8">
            <text:p>0728 <text:s/>1708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>
            <text:p>kroki przygotowania imbirowego shochu. / (1) rzeczy, których ptrzebujesz : &lt;1&gt; shochu &lt;2&gt; imbir. &lt;3&gt; danie &lt;4&gt; nóż &lt;5&gt; arkusz bibuły &lt;6&gt; doniczka <text:s/>&lt;7&gt; obieraczka</text:p>
          </table:table-cell>
          <table:table-cell table:style-name="ce21" office:value-type="string" table:number-columns-spanned="2" table:number-rows-spanned="1">
            <text:p>the steps for preparing a ginger shochu. (1) things you need : shochu. ginger. a dish. a knife. a sheet of tissue paper. a pot. a peeler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8">
            <text:p>0728 <text:s/>1708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9">
            <text:p>9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20" office:value-type="string">
            <text:p>krok 1 : umyj imbir &lt;2&gt; obierz imbir &lt;3&gt; pokrój imbir &lt;4&gt; włoż plastry w doniczkę. <text:s/>&lt;5&gt; wlej shochu do doniczki.</text:p>
          </table:table-cell>
          <table:table-cell table:style-name="ce21" office:value-type="string" table:number-columns-spanned="2" table:number-rows-spanned="1">
            <text:p>step 1 : wash the ginger. &lt;2&gt; peel the ginger &lt;3&gt; slice the ginger &lt;4&gt; put the slices into the pot &lt;5&gt; pour the sochu into the pot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8">
            <text:p>0728 <text:s/>1708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أربعاء، الرابع عشر من تموز.</text:p>
          </table:table-cell>
          <table:table-cell table:style-name="ce22"/>
          <table:table-cell table:style-name="ce22" office:value-type="string">
            <text:p>it was wednesday, the fourteenth of jul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8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چهارشنبه بود، چهاردهم ماه تير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8">
            <text:p>0728 <text:s/>1708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12">
            <text:p>12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اشتريت الخمور. اشتريت الزنجبيل.</text:p>
          </table:table-cell>
          <table:table-cell table:style-name="ce22" office:value-type="string">
            <text:p>l'xomuwra[liqour / wa'shtaraytu[and-bought / zindhiyla[ginger</text:p>
          </table:table-cell>
          <table:table-cell table:style-name="ce22" office:value-type="string">
            <text:p>I bought liquor. I bought ginger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9">
            <text:p>0728 <text:s/>1708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3">
            <text:p>13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باران / * / هوای بارانی / باران باريد.</text:p>
          </table:table-cell>
          <table:table-cell table:style-name="ce22" office:value-type="string">
            <text:p>havoye[weather <text:s/>/ baaraaniy[rainy / baariy[rained?</text:p>
          </table:table-cell>
          <table:table-cell table:style-name="ce22" office:value-type="string">
            <text:p>rain / rainy / rainy weather / it rained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9">
            <text:p>0728 <text:s/>170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64">
            <text:p>6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6T08:50:11.87">
            <text:p>0716</text:p>
          </table:table-cell>
          <table:table-cell table:style-name="ce9" office:value-type="string">
            <text:p>v1-72</text:p>
          </table:table-cell>
          <table:table-cell table:style-name="ce20" office:value-type="string">
            <text:p>đổ[pour đầy[full nước vào[into xô[bucket. / chải. / rửa[wash cốt[bone thép[steel bằng[with bàn[table chải[brush.</text:p>
          </table:table-cell>
          <table:table-cell table:style-name="ce21" office:value-type="string" table:number-columns-spanned="2" table:number-rows-spanned="1">
            <text:p>バケツに水を入れていください。ブラシ。ブラシで、鉄筋を、洗っ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9">
            <text:p>0728 <text:s/>170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2">
            <text:p>2</text:p>
          </table:table-cell>
          <table:table-cell table:style-name="ce6"/>
          <table:table-cell table:style-name="ce9" office:value-type="string">
            <text:p>v2-73</text:p>
          </table:table-cell>
          <table:table-cell table:style-name="ce20" office:value-type="string">
            <text:p>bạn có mệt không? / có nóng không? / hãy nghỉ ngơi trong[in khoảng[about mười phút. / tôi sẽ làm điều đó thay[instead thế[for.</text:p>
          </table:table-cell>
          <table:table-cell table:style-name="ce21" office:value-type="string" table:number-columns-spanned="2" table:number-rows-spanned="1">
            <text:p>疲れましたか？暑いですか？１０分ぐらい、やすんでください。私が、代わりに、やり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69">
            <text:p>0728 <text:s/>170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6">
            <text:p>66</text:p>
          </table:table-cell>
          <table:table-cell table:style-name="ce3" table:formula="of:=[.B6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다시 크로만. (1) 미케는 오지 않다. 이제, 삼일 째. (2) 페이스트를 줄 때, 내가 페이스트의 봉지를 열려고 하고있을 때, 크로는 "구-루-루" 라고 목소리를 낸다. &lt;2&gt; 미케가 있을 때는 미케만 자꾸 울리고, 크로는 옆에서 가만히 보고 있는 뿐. 목소리는 내지 않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">
            <text:p>0728 <text:s/>170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음료를 만들 때의 절차. (3) 가스 렌지의 불을 붙인다. (4) 차 부대를 수채 아래의 두는 곳에서 꺼낸다. (5) 비등 하기를 기다리다. (6) 끓으면, 불을 끈다. (7) 뚜껑을 복용, 차 부대를 냄비 속으로 넣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to był czwartek, piąt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">
            <text:p>0728 <text:s/>170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aktywność wyszukiwania dla dobrej melodii. &lt;2&gt; "dobra", to znaczy, na moich uszach, w tej chwili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">
            <text:p>0728 <text:s/>170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 table:number-columns-spanned="3" table:number-rows-spanned="1">
            <text:p>(2) sposób dla "dai-kan"-u : &lt;1&gt; najpierw, tworzysz kształt ust dla dźwięku "kan"-u. &lt;2&gt; a potem, unosisz dolną wargę w górę. górną wargę, nie. &lt;3&gt; i wtedy, dźwięk "dai-kan" zaczyna się wydobywać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1">
            <text:p>0728 <text:s/>1708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71">
            <text:p>71</text:p>
          </table:table-cell>
          <table:table-cell table:style-name="ce3" table:formula="of:=[.B71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خميس، الخامس عشر من تموز.</text:p>
          </table:table-cell>
          <table:table-cell table:style-name="ce22"/>
          <table:table-cell table:style-name="ce22" office:value-type="string">
            <text:p>it was thursday, the fifte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1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پنجشنبه بود، پانزدهم ماه تير.</text:p>
          </table:table-cell>
          <table:table-cell table:style-name="ce22" office:value-type="string">
            <text:p>panz'dahom</text:p>
          </table:table-cell>
          <table:table-cell table:style-name="ce2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1">
            <text:p>0728 <text:s/>170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لاشيء / لم أشتري. / / لم أشتري شيئًا</text:p>
          </table:table-cell>
          <table:table-cell table:style-name="ce21" office:value-type="string">
            <text:p>laa'shayAU / lam ashtariy shiyan[something</text:p>
          </table:table-cell>
          <table:table-cell table:style-name="ce21" office:value-type="string">
            <text:p>nothing / I didn't buy / I bought nothing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1">
            <text:p>0728 <text:s/>1708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ابر / آسمان / ابر در آسمان / ابرها / ابرها بود. / ابر وجود داشت</text:p>
          </table:table-cell>
          <table:table-cell table:style-name="ce21" office:value-type="string">
            <text:p>aabr[cloud / abr'hoe[clouds / wudhuw_d / daasht[have</text:p>
          </table:table-cell>
          <table:table-cell table:style-name="ce21" office:value-type="string">
            <text:p>cloud / sky / cloud in the sky / clouds / there were clouds / there was a clou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1">
            <text:p>0728 <text:s/>170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75">
            <text:p>7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7T08:36:39.97">
            <text:p>0717</text:p>
          </table:table-cell>
          <table:table-cell table:style-name="ce9" office:value-type="string">
            <text:p>v1-74</text:p>
          </table:table-cell>
          <table:table-cell table:style-name="ce20" office:value-type="string">
            <text:p>bạn có biết cầu thang[ladder là ở đâu? / cầu thang / cầu thang là ở bên kia. / bên này.</text:p>
          </table:table-cell>
          <table:table-cell table:style-name="ce21" office:value-type="string" table:number-columns-spanned="2" table:number-rows-spanned="1">
            <text:p>do you know where the stairs are? / stairs / the stairs are on the other side / this side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1">
            <text:p>0728 <text:s/>170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2">
            <text:p>2</text:p>
          </table:table-cell>
          <table:table-cell table:style-name="ce6"/>
          <table:table-cell table:style-name="ce9" office:value-type="string">
            <text:p>v2-75</text:p>
          </table:table-cell>
          <table:table-cell table:style-name="ce20" office:value-type="string">
            <text:p>tôi có một cái mũ. / bạn có một chiếc mũ. / bạn dã mua cái mũ ở nhật bãn?</text:p>
          </table:table-cell>
          <table:table-cell table:style-name="ce21" office:value-type="string" table:number-columns-spanned="2" table:number-rows-spanned="1">
            <text:p>I have a hat. / you have a hat / did you buy that hat in japan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2">
            <text:p>0728 <text:s/>170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다시 크로만. (1) 넷 일째. (2) 크로는 자꾸 지상으로 내려오고 싶어한다. &lt;2&gt; 미케가 없어서 외로운 것인가. 불안한 것인가. (3) 마지막, 옹벽 위에서 이 쪽을 보고있는 크로를 떠나, 돌아보면서 가버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2">
            <text:p>0728 <text:s/>170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화분에 대해 : (1) 베란다에서 화분을 몇 개 두고 있다. (2) 이전엔 야채 씨앗을 심은 적이 있다. (3) 최근 한 두 년은 아무것도 심어지 않았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3">
            <text:p>0728 <text:s/>170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20" office:value-type="string" table:number-columns-spanned="3" table:number-rows-spanned="1">
            <text:p>(4) 어제, 민트의 씨앗을 심었다. 이 민트. 무엇 민트있는가, 모르겠다. 씨앗을 넣어있는 봉지 위에는 다만, "민트" 라고 뿐 쓰고 있다. &lt;2&gt; 시절은 "15" 라고 한다. 그레고리력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4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0">
            <text:p>80</text:p>
          </table:table-cell>
          <table:table-cell table:style-name="ce3" table:formula="of:=[.B80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 piątek, szes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4">
            <text:p>0728 <text:s/>1708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znowu, o sposobie dla "dai-kan"-u (2) w wcześniej sesji, napisałem, że kiedy wydmuchasz "dai-kan", unosisz[lift dolną wargę, a nie górną. --&gt; dodatkowa[additional uwaga[remark : &lt;1&gt; jak[as-for~1 dla górnej wargi, nie unosisz go, i także, robisz to okrągłe[round, aby ta mógł przytrzymać[hold-down od twojej ust wychodzące[going powietrze[air na lekko dół. &lt;2&gt; myślę, pisząc tak, że zaokrąglając go, oprócz[apart-from przytrzymywania go, również, zwęża[narrow strumień[stream powietz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4">
            <text:p>0728 <text:s/>170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 table:number-columns-spanned="3" table:number-rows-spanned="1">
            <text:p>(3) oprócz zaokrąglanie[rounding górnej wargi, także, jednocześnie, unosisz jedną część <text:s/>pod dolną wargą. &lt;2&gt; gdzie jest ta jedna część? środek[center dolnej wargi. pod tuż tą części. &lt;3&gt; kształt tej części --&gt; okrągła. mała, ale nie jak wielkości[size szpilki[pin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4">
            <text:p>0728 <text:s/>170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جمعه، السادس عشر من تموز.</text:p>
          </table:table-cell>
          <table:table-cell table:style-name="ce21"/>
          <table:table-cell table:style-name="ce21" office:value-type="string">
            <text:p>it was friday, the sixte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4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جمعه بود، شانزدهم ماه تير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4">
            <text:p>0728 <text:s/>1708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11">
            <text:p>11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في الامس، لم أشتري شيئًا. / ذهبت إلى الحديقة.</text:p>
          </table:table-cell>
          <table:table-cell table:style-name="ce21" office:value-type="string">
            <text:p>lam-ash'tariy / shiy'aan / dzahaptu</text:p>
          </table:table-cell>
          <table:table-cell table:style-name="ce21" office:value-type="string">
            <text:p>I bought nothing / I went to the park / park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5">
            <text:p>0728 <text:s/>170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12">
            <text:p>12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خورشيد / ابر، آسمان، و خورشيد / خورشيت در آسمان.</text:p>
          </table:table-cell>
          <table:table-cell table:style-name="ce21" office:value-type="string">
            <text:p>xuwr'shiy_d</text:p>
          </table:table-cell>
          <table:table-cell table:style-name="ce21" office:value-type="string">
            <text:p>sun / cloud, sky, and sun / sun in the sk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5">
            <text:p>0728 <text:s/>170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8T11:22:00.26">
            <text:p>0718</text:p>
          </table:table-cell>
          <table:table-cell table:style-name="ce9" office:value-type="string">
            <text:p>v1-46</text:p>
          </table:table-cell>
          <table:table-cell table:style-name="ce20" office:value-type="string">
            <text:p>bạn đi về[toward~1 phía trước. / bạn đi về phía trước. / bạn quay sang trái / và, bạn rẽ sang phải / ơ đó, có một nhà[house vệ[sanitary~1 sinh. / ai đó đang sử đụng bây giò.</text:p>
          </table:table-cell>
          <table:table-cell table:style-name="ce21" office:value-type="string" table:number-columns-spanned="2" table:number-rows-spanned="1">
            <text:p>you go forward. / you turn to the left. / and, you turn to the right / there is a toilet. / someone is using it now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5">
            <text:p>0728 <text:s/>1708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20" office:value-type="string">
            <text:p>bạn có thể nắm tay anh ấy không? / làm ơn, nắm xác anh ấy / bạn có thể chuyển những[these tấm[plate gỗ[wood này, cho tôi, đi được[good không? / tôi muốn tạo[create không[space~1 gian choi anh ấy.</text:p>
          </table:table-cell>
          <table:table-cell table:style-name="ce21" office:value-type="string" table:number-columns-spanned="2" table:number-rows-spanned="1">
            <text:p>can you hold his arm? / please hold his body. / can you move these wood boards away for me? I want to make <text:s/>a space for him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5">
            <text:p>0728 <text:s/>170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(1) 두 마리. 미케도 왔다. &lt;2&gt; 내가 계단 앞에 도착할 때는 아미 미케의 울음소리가 들려 있었다. 그 순간, 안심했다. 기뻤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6">
            <text:p>0728 <text:s/>170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(2) 며칠 없었던 때문인지, 미케는 자꾸 울린다. &lt;2&gt; 작은 남 아이가 계단 남 쪽에서 벽을 향해 공을 던지고 있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6">
            <text:p>0728 <text:s/>170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20" office:value-type="string" table:number-columns-spanned="3" table:number-rows-spanned="1">
            <text:p>(1) 오늘 아침의 일이지만, 다시 씨앗을 심었다. &lt;2&gt; 이 번은 강낭콩의 씨앗. &lt;3&gt; 한 개소에 대체로 넷 마리 정도. 총, 삼 개소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7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2">
            <text:p>92</text:p>
          </table:table-cell>
          <table:table-cell table:style-name="ce3" table:formula="of:=[.B92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a sobota, sied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7">
            <text:p>0728 <text:s/>170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"kan" i "dai-kan". (2) motto brzmi, rozluźniasz[relax twoją ustę, a mimo[still to, dźwięk wychodzi mocno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7">
            <text:p>0728 <text:s/>170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 table:number-columns-spanned="3" table:number-rows-spanned="1">
            <text:p>(3) innymi słowami, jeśli twoje usta stają się zmęczone[tired, to, gdy wydmuchasz, robisz coś niepotrzebnego. &lt;2&gt; to jest, że, co robisz z dobrymi intencjami, to uniemożliwia[hinder osiągnięcie[achieving zamierzonego celu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7">
            <text:p>0728 <text:s/>170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9">
            <text:p>9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20" office:value-type="string" table:number-columns-spanned="3" table:number-rows-spanned="1">
            <text:p>&lt;3&gt; ciężej[harder im próbowasz, dalej jesteś od zamierzonych[intended wyników[results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7">
            <text:p>0728 <text:s/>170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سبت، السابع عشر من تموز.</text:p>
          </table:table-cell>
          <table:table-cell table:style-name="ce21"/>
          <table:table-cell table:style-name="ce21" office:value-type="string">
            <text:p>it was saturday, the sevent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7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7">
            <text:p>97</text:p>
          </table:table-cell>
          <table:table-cell table:style-name="ce3" table:formula="of:=[.B97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شنبه بود، هفدهم ماه تير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7">
            <text:p>0728 <text:s/>170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12">
            <text:p>12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في الامس، ماذا اشتريت؟ / لم أشتري شيئًا <text:s/>/ فقط، ذهبت إلى الحديقة.</text:p>
          </table:table-cell>
          <table:table-cell table:style-name="ce21" office:value-type="string">
            <text:p>maa'dzaa[what / shiy'aan[anything / faqa_d[only</text:p>
          </table:table-cell>
          <table:table-cell table:style-name="ce21" office:value-type="string">
            <text:p>what did I buy?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8">
            <text:p>0728 <text:s/>170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13">
            <text:p>13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ديروز، دوباره، ابرها در آسمان. / خورشيد نيز هست.</text:p>
          </table:table-cell>
          <table:table-cell table:style-name="ce21" office:value-type="string">
            <text:p>aabrhoe[clouds / niyz[also / haas_t[there-is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8">
            <text:p>0728 <text:s/>170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9T09:00:20.06">
            <text:p>0719</text:p>
          </table:table-cell>
          <table:table-cell table:style-name="ce9" office:value-type="string">
            <text:p>v1-34</text:p>
          </table:table-cell>
          <table:table-cell table:style-name="ce20" office:value-type="string">
            <text:p>tôi đã[did đau[hurt ngón[finger~1 tay của tôi. / tôi đập vai vào tường. / tôi đập chân vào gỗ[wood vuông[square. (THANH[bar GỖ VUÔNG)</text:p>
          </table:table-cell>
          <table:table-cell table:style-name="ce21" office:value-type="string" table:number-columns-spanned="2" table:number-rows-spanned="1">
            <text:p>指を怪我しました。肩を壁にぶつけました。足を角材にぶつけまし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8">
            <text:p>0728 <text:s/>1708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2">
            <text:p>2</text:p>
          </table:table-cell>
          <table:table-cell table:style-name="ce6"/>
          <table:table-cell table:style-name="ce9" office:value-type="string">
            <text:p>v2-35</text:p>
          </table:table-cell>
          <table:table-cell table:style-name="ce20" office:value-type="string">
            <text:p>đi lên lầu. / tôi đến từ tầng dưới. / ở đây, có cầu thang không? / bạn đi thẳng, và bạn sẽ tìm thấy nó ở bên trái của bạn.</text:p>
          </table:table-cell>
          <table:table-cell table:style-name="ce21" office:value-type="string" table:number-columns-spanned="2" table:number-rows-spanned="1">
            <text:p>上の階へ行きます。下の階から来ました。階段はありますか？まっすぐ行って、左側にあり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8">
            <text:p>0728 <text:s/>170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2">
            <text:p>102</text:p>
          </table:table-cell>
          <table:table-cell table:style-name="ce3" table:formula="of:=[.B10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미케도 있었다. 좋았다. (2) 평평 장소에서 마사지. &lt;2&gt; 크로를 안아하고 돌아가기. (3) 크로에게 우선 페이스트. 그리고 미케에게. (4) 제 1회 고체 후, 아직 먹고 있을 때에 제 2회의 고체를 그들 각각이 먹고 있는 위치의 좀 앞에서 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79">
            <text:p>0728 <text:s/>170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야채 재배 : (1) 호박. 싹[芽이 나온 모종. 그 들 중 일부를, 4 개 인가, 위치를 바꿨다. &lt;2&gt; 바꿀 때, 뿌리의 대부분을 흩어져 , 찢어 지렸다. &lt;3&gt; 어떻게 해야 이 결과를 막을 수 있는지 몰라서, 아이디어가 떠오르지 않고, 그대로 방치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8">
            <text:p>0728 <text:s/>170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20" office:value-type="string" table:number-columns-spanned="3" table:number-rows-spanned="1">
            <text:p>(2) 결과, 옮겼던[移した 모종. 그 잎 들이 늘어져와 버렸다[垂れてきてしまった&lt;~1. (3) 그래서, 신문 종이를 모종 위에 두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81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to był niedziele, osiem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81">
            <text:p>0728 <text:s/>170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podobna jak wcześniej. tak samo jak ostatnio. (2) dźwięki "dai-kan"-u. czuję się tak dobrze, kiedy słyszę te dźwięki. &lt;2&gt; to wsiąka[seep w moją głowę. &lt;3&gt; jak nawilżacz[moisturer, dźwięki wypełniają mój mózg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81">
            <text:p>0728 <text:s/>170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07">
            <text:p>107</text:p>
          </table:table-cell>
          <table:table-cell table:style-name="ce3" table:formula="of:=[.B107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امس، كان ذلك يوم الأحد، الثامن عشر من تموز.</text:p>
          </table:table-cell>
          <table:table-cell table:style-name="ce21"/>
          <table:table-cell table:style-name="ce21" office:value-type="string">
            <text:p>it was sunday, the eighte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81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ديروز، يکشنبه بود، هجدهم ماه تير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81">
            <text:p>0728 <text:s/>1708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في الامس، ماذا أنا اشتريت؟ / أنا لم أشتري شيئًا. / فقط، ذهبت إلى الحديقة، مرة أخرى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82">
            <text:p>0728 <text:s/>1708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(۱)ديروز هوا : ابرها در آسمان. / خورشيد نيز هست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82">
            <text:p>0728 <text:s/>170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12">
            <text:p>12</text:p>
          </table:table-cell>
          <table:table-cell table:style-name="ce6"/>
          <table:table-cell table:style-name="ce9" office:value-type="string">
            <text:p>f3</text:p>
          </table:table-cell>
          <table:table-cell table:style-name="ce20" office:value-type="string">
            <text:p>گرم بود. / آن بسيار داغ بود.</text:p>
          </table:table-cell>
          <table:table-cell table:style-name="ce21" office:value-type="string">
            <text:p>aan / kjaarm[hot / bis'yoor[a-lot / dooG[hot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82">
            <text:p>0728 <text:s/>170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13">
            <text:p>13</text:p>
          </table:table-cell>
          <table:table-cell table:style-name="ce6"/>
          <table:table-cell table:style-name="ce9" office:value-type="string">
            <text:p>f4</text:p>
          </table:table-cell>
          <table:table-cell table:style-name="ce20" office:value-type="string">
            <text:p>فصل. / تابستان</text:p>
          </table:table-cell>
          <table:table-cell table:style-name="ce21" office:value-type="string">
            <text:p>faasl[season / taabis'tan[summer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82">
            <text:p>0728 <text:s/>1708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0T09:17:31.1">
            <text:p>0720</text:p>
          </table:table-cell>
          <table:table-cell table:style-name="ce9" office:value-type="string">
            <text:p>v1-36</text:p>
          </table:table-cell>
          <table:table-cell table:style-name="ce20" office:value-type="string">
            <text:p>hôm nay, trời sẽ mưa. / bạn có ô không? / bạn có kappa không? / kappa của tôi bị rách.</text:p>
          </table:table-cell>
          <table:table-cell table:style-name="ce21" office:value-type="string" table:number-columns-spanned="2" table:number-rows-spanned="1">
            <text:p>今日は、雨が降ります。傘を持っていますか？カッパを持っていますか？私のカッパは、破れていまｓ。</text:p>
          </table:table-cell>
          <table:covered-table-cell table:style-name="ce21" office:value-type="string">
            <text:p>今日は、雨が降ります。傘を持っていますか？カッパを持っていますか？私のカッパは、破れていまｓ。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82">
            <text:p>0728 <text:s/>1708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2">
            <text:p>2</text:p>
          </table:table-cell>
          <table:table-cell table:style-name="ce6"/>
          <table:table-cell table:style-name="ce9" office:value-type="string">
            <text:p>v2-37</text:p>
          </table:table-cell>
          <table:table-cell table:style-name="ce20" office:value-type="string">
            <text:p>gọi xe cấp cứu. / có bệnh viện nào[any gần đây không? / mất hai mươi phút. / bạn có đau không? / bạn có thể thở không? / bạn sẽ giữ[keep vết[wound~1 thương?</text:p>
          </table:table-cell>
          <table:table-cell table:style-name="ce21" office:value-type="string" table:number-columns-spanned="2" table:number-rows-spanned="1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82">
            <text:p>0728 <text:s/>170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아이들이 몇몇 불꽃 놀이를 하고 있었다. &lt;2&gt; 계단 앞에서, 남쪽 출입구로 통하는 길의 가까이에서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83">
            <text:p>0728 <text:s/>170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야채 재배 : (1) 어제는 다시 씨앗을 심었다. &lt;2&gt; 파슬리와 셀러리. &lt;3&gt; 이 번에 취한 파종[播種 방법은 : 선형[線形 파종. &lt;4&gt; 흙[土을 선형게 얕게[浅く 판다[掘る. &lt;5&gt; 그리고, 팠다 홈[溝으로 씨앗들을 마찬가지로 선형게 파종한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85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7">
            <text:p>117</text:p>
          </table:table-cell>
          <table:table-cell table:style-name="ce3" table:formula="of:=[.B117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to był poniedziałek, dziewięć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85">
            <text:p>0728 <text:s/>170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18">
            <text:p>118</text:p>
          </table:table-cell>
          <table:table-cell table:style-name="ce3" table:formula="of:=[.B118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same jak wcześniej. (1) miejsce na flecie, w którym generowany jest dźwięk. to miejsce, wydaje się, pozostaje taka sama dla dźwięków "ro"-u i "kan"-u. &lt;2&gt; tylko, kształty warg dolnej i górnej, one się zmieniają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85">
            <text:p>0728 <text:s/>170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19">
            <text:p>119</text:p>
          </table:table-cell>
          <table:table-cell table:style-name="ce3" table:formula="of:=[.B119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ذلك يوم الاثنين، التاسع عشر من تموز.</text:p>
          </table:table-cell>
          <table:table-cell table:style-name="ce21"/>
          <table:table-cell table:style-name="ce21" office:value-type="string">
            <text:p>it was monday, the ninete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85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0">
            <text:p>120</text:p>
          </table:table-cell>
          <table:table-cell table:style-name="ce3" table:formula="of:=[.B120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دوشنبه بود، نوزدهم ماه تير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86">
            <text:p>0728 <text:s/>170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21">
            <text:p>121</text:p>
          </table:table-cell>
          <table:table-cell table:style-name="ce3" table:formula="of:=[.B121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في الامس، ماذا أنا اشتريت؟ / لا شيء</text:p>
          </table:table-cell>
          <table:table-cell table:style-name="ce21" office:value-type="string">
            <text:p>la / shay'A[nothing&lt;~1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86">
            <text:p>0728 <text:s/>1708</text:p>
          </table:table-cell>
          <table:table-cell table:number-columns-repeated="1010"/>
        </table:table-row>
        <table:table-row table:style-name="ro31">
          <table:table-cell table:style-name="ce3" table:formula="of:=ROW()-1" office:value-type="float" office:value="122">
            <text:p>122</text:p>
          </table:table-cell>
          <table:table-cell table:style-name="ce3" table:formula="of:=[.B122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دوباره، خورشيد در آسمان هست. / ابرها نيز هست. / داغ بود. بسيار داغ. </text:p>
          </table:table-cell>
          <table:table-cell table:style-name="ce21" office:value-type="string">
            <text:p>dooG / bis'yoor[a-lot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86">
            <text:p>0728 <text:s/>170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23">
            <text:p>1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2T10:02:41.28">
            <text:p>0722</text:p>
          </table:table-cell>
          <table:table-cell table:style-name="ce9" office:value-type="string">
            <text:p>v1-41</text:p>
          </table:table-cell>
          <table:table-cell table:style-name="ce20" office:value-type="string">
            <text:p>bạn có tiền? / bạn có tiền bao nhiêu? / tôi đã đánh[dropp~1 rơi chiếc ví[wallet / bạn đã nhặt[pick được[get ví của mình[me chưa?</text:p>
          </table:table-cell>
          <table:table-cell table:style-name="ce21" office:value-type="string" table:number-columns-spanned="2" table:number-rows-spanned="1">
            <text:p>お金を持っていますか？いくら持っていますか？財布を落としました。財布を拾いました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86">
            <text:p>0728 <text:s/>170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24">
            <text:p>124</text:p>
          </table:table-cell>
          <table:table-cell table:style-name="ce3" table:formula="of:=[.B124]+1" office:value-type="float" office:value="2">
            <text:p>2</text:p>
          </table:table-cell>
          <table:table-cell table:style-name="ce6"/>
          <table:table-cell table:style-name="ce9" office:value-type="string">
            <text:p>v2-45</text:p>
          </table:table-cell>
          <table:table-cell table:style-name="ce20" office:value-type="string">
            <text:p>tôi khát nước / tôi có thể uống nước ở đâu? / có chỗ để uống nước không? / cung[long-bow cấp[provide nước</text:p>
          </table:table-cell>
          <table:table-cell table:style-name="ce21" office:value-type="string" table:number-columns-spanned="2" table:number-rows-spanned="1">
            <text:p>喉が渇きました。水は、どこで飲めますか？水を飲む場所はありますか？水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86">
            <text:p>0728 <text:s/>170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25">
            <text:p>125</text:p>
          </table:table-cell>
          <table:table-cell table:style-name="ce3" table:formula="of:=[.B1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크로는 계단 옆에. &lt;2&gt; 미케가 자꾸 울리고 있었기 때문에, `뒹굴` 은 하지않고, 크로를 안아하고, 바로 옹벽으로 갔다. (2) 미케는 자꾸 울리고 있눈 뿐있기 때문에, 그녀의 앞다리를 잡고, 지상으로 내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87">
            <text:p>0728 <text:s/>1708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26">
            <text:p>126</text:p>
          </table:table-cell>
          <table:table-cell table:style-name="ce3" table:formula="of:=[.B126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야채 재배 : (1) 7월 19일에 판 씨앗들의 하나. 그 일의 일지에는 `셀러리` 라고 썼다. 달랐다. 셀러리가 아니라, 루콜라. / (2) 어제, 21일. 아침, 일에 갈 전에 봤을 때. &lt;2&gt; 가는, 한 개의 잎 같은 것들이 2 개 3 개, 지상에 나오고있다. (3) 그들의 옆에서는, 가는 바늘 과 같은 물체가 몇개, 한 덩어리 처럼, 성장하고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88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7">
            <text:p>127</text:p>
          </table:table-cell>
          <table:table-cell table:style-name="ce3" table:formula="of:=[.B127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 table:number-columns-spanned="3" table:number-rows-spanned="1">
            <text:p>to była środa, dwudziesty pierwszy lipc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88">
            <text:p>0728 <text:s/>170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28">
            <text:p>128</text:p>
          </table:table-cell>
          <table:table-cell table:style-name="ce3" table:formula="of:=[.B128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"dai-kan". w przeciwieństwie do ostatniego razu, to dźwięki nie wychodzili łatwo. (2) używając dźiwęków `kan`-u, skomponowałem jedną melodię. &lt;2&gt; zakres dźięków był od `ro`-a do `kan`-u, drugiego i trzeci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89">
            <text:p>0728 <text:s/>170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29">
            <text:p>129</text:p>
          </table:table-cell>
          <table:table-cell table:style-name="ce3" table:formula="of:=[.B129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 table:number-columns-spanned="3" table:number-rows-spanned="1">
            <text:p>(3) kiedy zaczynam sesję, przygotowuję kartkę bibuły. &lt;2&gt; podczas wydmuchania, od czsu do czasu, wytrzuję zetrzuję[wipe pot wokuł ust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89">
            <text:p>0728 <text:s/>1708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30">
            <text:p>130</text:p>
          </table:table-cell>
          <table:table-cell table:style-name="ce3" table:formula="of:=[.B130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ذلك يوم الأربعاء، الحادي عشرين من تموز.</text:p>
          </table:table-cell>
          <table:table-cell table:style-name="ce21"/>
          <table:table-cell table:style-name="ce21" office:value-type="string">
            <text:p>it was wednesday, the twenty-first of jul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89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1">
            <text:p>131</text:p>
          </table:table-cell>
          <table:table-cell table:style-name="ce3" table:formula="of:=[.B131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چهارشنبه بود، بيست و يکم ماه تير.</text:p>
          </table:table-cell>
          <table:table-cell table:style-name="ce21" office:value-type="string">
            <text:p>yeekoom[first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89">
            <text:p>0728 <text:s/>170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32">
            <text:p>132</text:p>
          </table:table-cell>
          <table:table-cell table:style-name="ce3" table:formula="of:=[.B132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في الامس، أشتري نعناع مدبب.</text:p>
          </table:table-cell>
          <table:table-cell table:style-name="ce21" office:value-type="string">
            <text:p>naA'naaAU / muda'babon[speared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89">
            <text:p>0728 <text:s/>1708</text:p>
          </table:table-cell>
          <table:table-cell table:number-columns-repeated="1010"/>
        </table:table-row>
        <table:table-row table:style-name="ro31">
          <table:table-cell table:style-name="ce3" table:formula="of:=ROW()-1" office:value-type="float" office:value="133">
            <text:p>133</text:p>
          </table:table-cell>
          <table:table-cell table:style-name="ce3" table:formula="of:=[.B133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هوا بسيار داغ بود. / ابرها در آسمان. / باد در هوا. / خوب بود.</text:p>
          </table:table-cell>
          <table:table-cell table:style-name="ce21" office:value-type="string">
            <text:p>baad[wind / xuub[good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89">
            <text:p>0728 <text:s/>170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34">
            <text:p>1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3T09:10:52.4">
            <text:p>0723</text:p>
          </table:table-cell>
          <table:table-cell table:style-name="ce9" office:value-type="string">
            <text:p>v1-75</text:p>
          </table:table-cell>
          <table:table-cell table:style-name="ce20" office:value-type="string">
            <text:p>tôi có một cái mũ / bạn có một chiếc mũ. / bạn đã mua chiếc mũ đó ở Nhật Bản không?</text:p>
          </table:table-cell>
          <table:table-cell table:style-name="ce21" office:value-type="string" table:number-columns-spanned="2" table:number-rows-spanned="1">
            <text:p>I have a hat. / you have a hat / did you buy that hat in japan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89">
            <text:p>0728 <text:s/>170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35">
            <text:p>135</text:p>
          </table:table-cell>
          <table:table-cell table:style-name="ce3" table:formula="of:=[.B135]+1" office:value-type="float" office:value="2">
            <text:p>2</text:p>
          </table:table-cell>
          <table:table-cell table:style-name="ce6"/>
          <table:table-cell table:style-name="ce9" office:value-type="string">
            <text:p>v2-76</text:p>
          </table:table-cell>
          <table:table-cell table:style-name="ce20" office:value-type="string">
            <text:p>tôi đói / tôi đã không ăn sáng. / tôi muốn ăn. / tôi có một[some~1 số thức ăn.</text:p>
          </table:table-cell>
          <table:table-cell table:style-name="ce21" office:value-type="string" table:number-columns-spanned="2" table:number-rows-spanned="1">
            <text:p>I am hungry / I didn't eat breakfast. / I want to eat. / I have some food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9">
            <text:p>0728 <text:s/>170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36">
            <text:p>136</text:p>
          </table:table-cell>
          <table:table-cell table:style-name="ce3" table:formula="of:=[.B136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자녀 동반이 있었다. &lt;2&gt; 1명 아동과 아버지 한 사람. &lt;3&gt; 아버지인 것이다. 어머니 역할을 하고있는 동성애 남자있는도 모르지만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9">
            <text:p>0728 <text:s/>170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37">
            <text:p>137</text:p>
          </table:table-cell>
          <table:table-cell table:style-name="ce3" table:formula="of:=[.B137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&lt;4&gt; 두 사람 모두 손전등을 가지고 있었다. &lt;5&gt; 매미를 찾고 있는 것일까. 이 시기는 매미가 땅속에서 나온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91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8">
            <text:p>138</text:p>
          </table:table-cell>
          <table:table-cell table:style-name="ce3" table:formula="of:=[.B138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 czwartek, dwudziesty drugi lipc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91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9">
            <text:p>139</text:p>
          </table:table-cell>
          <table:table-cell table:style-name="ce3" table:formula="of:=[.B139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samo. `kan` i `dai-kan` 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91">
            <text:p>0728 <text:s/>170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0">
            <text:p>140</text:p>
          </table:table-cell>
          <table:table-cell table:style-name="ce3" table:formula="of:=[.B140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20" office:value-type="string" table:number-columns-spanned="3" table:number-rows-spanned="1">
            <text:p>(1) kiedy wydmucham dźwięki `dai-kan`-u, mój mózg staje się uporządkowany[orderly. &lt;2&gt; to jest jak, kiedy zbliżysz[make-near magnes do żelaznego[iron piasku[sand, to piask, to znaczy, każdy ziarnko[grain piasku, się obraca[turn, i układa[arrange się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91">
            <text:p>0728 <text:s/>170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41">
            <text:p>141</text:p>
          </table:table-cell>
          <table:table-cell table:style-name="ce3" table:formula="of:=[.B141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ذلك يوم الخميس، الثاني وعشرين من تموز.</text:p>
          </table:table-cell>
          <table:table-cell table:style-name="ce21"/>
          <table:table-cell table:style-name="ce21" office:value-type="string">
            <text:p>it was thursday, the twenty-second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91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42">
            <text:p>142</text:p>
          </table:table-cell>
          <table:table-cell table:style-name="ce3" table:formula="of:=[.B142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پنجشنبه بود، بيست و دوم ماه تير.</text:p>
          </table:table-cell>
          <table:table-cell table:style-name="ce21" office:value-type="string">
            <text:p>dowoom[second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91">
            <text:p>0728 <text:s/>1708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43">
            <text:p>143</text:p>
          </table:table-cell>
          <table:table-cell table:style-name="ce3" table:formula="of:=[.B143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في الامس، أشتري لا شيء.</text:p>
          </table:table-cell>
          <table:table-cell table:style-name="ce21" office:value-type="string">
            <text:p>sha'yi'a[something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91">
            <text:p>0728 <text:s/>1708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44">
            <text:p>144</text:p>
          </table:table-cell>
          <table:table-cell table:style-name="ce3" table:formula="of:=[.B144]+1" office:value-type="float" office:value="11">
            <text:p>11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20" office:value-type="string">
            <text:p>أحتاج لشراء / أكياس الشاي. / شاي.</text:p>
          </table:table-cell>
          <table:table-cell table:style-name="ce21" office:value-type="string">
            <text:p>ah^taadh'l'shiyraa'i[i-need-to-buy / aki'yaas[bags / shaayi[tea</text:p>
          </table:table-cell>
          <table:table-cell table:style-name="ce21" office:value-type="string">
            <text:p>I need to buy. tea bags. tea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92">
            <text:p>0728 <text:s/>1708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145">
            <text:p>145</text:p>
          </table:table-cell>
          <table:table-cell table:style-name="ce3" table:formula="of:=[.B145]+1" office:value-type="float" office:value="12">
            <text:p>12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20" office:value-type="string">
            <text:p>دوباره داغ. / باد، بله. / باران، نه. / ابرها، بله. / يک سایه. / سايه ها. / در جاده.</text:p>
          </table:table-cell>
          <table:table-cell table:style-name="ce21" office:value-type="string">
            <text:p>bale[yes / yeek`[one / saaye[shadow / dhaa'de[road</text:p>
          </table:table-cell>
          <table:table-cell table:style-name="ce21" office:value-type="string">
            <text:p>hot again. wind, yes. / rain, no. / clouds, yes. / a shadow. / shadows. / on the roa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92">
            <text:p>0728 <text:s/>1708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46">
            <text:p>14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4T09:50:41.1">
            <text:p>0724</text:p>
          </table:table-cell>
          <table:table-cell table:style-name="ce9" office:value-type="string">
            <text:p>v-1-77</text:p>
          </table:table-cell>
          <table:table-cell table:style-name="ce20" office:value-type="string">
            <text:p>một chiếc mũ lớn. / một chiếc mũ nhỏ / ánh sáng mặt[face trời[sky. / nó đến / ánh sáng mặt trời, nó đến. / nó không đến.</text:p>
          </table:table-cell>
          <table:table-cell table:style-name="ce21" office:value-type="string" table:number-columns-spanned="2" table:number-rows-spanned="1">
            <text:p>a big hat / a small hat / the sun light / it comes / the sun light comes / the sun light doesn't come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92">
            <text:p>0728 <text:s/>1708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147">
            <text:p>147</text:p>
          </table:table-cell>
          <table:table-cell table:style-name="ce3" table:formula="of:=[.B147]+1" office:value-type="float" office:value="2">
            <text:p>2</text:p>
          </table:table-cell>
          <table:table-cell table:style-name="ce6"/>
          <table:table-cell table:style-name="ce9" office:value-type="string">
            <text:p>v-2-78</text:p>
          </table:table-cell>
          <table:table-cell table:style-name="ce20" office:value-type="string">
            <text:p>tôi muốn uống / tôi đói / tôi thích thức ăn. / thức ăn / loại[kind thức ăn nào[any. / tôi thích cơm. / bạn thích ăn gì. / món ăn Việt Nam. / mì / bạn thích mì không?</text:p>
          </table:table-cell>
          <table:table-cell table:style-name="ce21" office:value-type="string" table:number-columns-spanned="2" table:number-rows-spanned="1">
            <text:p>I want to drink / I am hungry / I like food / food / what kind of food? / I like rice / what food do you like? / a Vietnamese food / noodle / do you like noodle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92">
            <text:p>0728 <text:s/>170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8">
            <text:p>148</text:p>
          </table:table-cell>
          <table:table-cell table:style-name="ce3" table:formula="of:=[.B14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공원에 도착한 시간은 늦었다. &lt;2&gt; 대체로 8시 15분 정도. &lt;3&gt; 자전거 점에 가고 있었기 때문. &lt;4&gt; 파고 들어 이야기 하면, 원래 점에 도착한 시간이 이미 늦었다. &lt;5&gt; 왜 늦었냐고 <text:s/>하면, 걷는 데 시간이 걸렸다 때문. &lt;6&gt; 더욱 깊이 파면, 걷고 있는 도중 시간을 확인하지 않았기 때문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93">
            <text:p>0728 <text:s/>170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9">
            <text:p>149</text:p>
          </table:table-cell>
          <table:table-cell table:style-name="ce3" table:formula="of:=[.B149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(2) 도착이 늦었기 때문에 마사지는 거의 하지않고 옹벽으로 올렸다. &lt;2&gt; 다만, 그들도 빨리 먹고 싶었는지도 모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94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0">
            <text:p>150</text:p>
          </table:table-cell>
          <table:table-cell table:style-name="ce3" table:formula="of:=[.B150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piątek, dwudziesty trzeci lipc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94">
            <text:p>0728 <text:s/>170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51">
            <text:p>151</text:p>
          </table:table-cell>
          <table:table-cell table:style-name="ce3" table:formula="of:=[.B151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dźwięki `kan`. wczoraj, jeszcze raz, nowy sposób wydmuchania. &lt;1&gt; zewnętrznie odsłonięta część wargi dolnej. &lt;2&gt; nie dokręcasz tej części. &lt;3&gt; w zamian, lekko do wewnątrz część za tą przednią częścią. dokręcasz tej części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94">
            <text:p>0728 <text:s/>1708</text:p>
          </table:table-cell>
          <table:table-cell table:number-columns-repeated="1010"/>
        </table:table-row>
        <table:table-row table:style-name="ro32">
          <table:table-cell table:style-name="ce3" table:formula="of:=ROW()-1" office:value-type="float" office:value="152">
            <text:p>15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5T09:42:17.49">
            <text:p>0725</text:p>
          </table:table-cell>
          <table:table-cell table:style-name="ce9" office:value-type="string">
            <text:p>v-1-79</text:p>
          </table:table-cell>
          <table:table-cell table:style-name="ce20" office:value-type="string">
            <text:p>cái xô này là nhiều nặng. / cái hộp đó là ánh sáng. / không thể có nó một mình. / xin lỗi, nhưng[but, bạn có thể, cho tôi, bế[carry nó qua đó, được[ok không? / có một bàn chải trong[in xô.</text:p>
          </table:table-cell>
          <table:table-cell table:style-name="ce21" office:value-type="string" table:number-columns-spanned="2" table:number-rows-spanned="1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94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3">
            <text:p>153</text:p>
          </table:table-cell>
          <table:table-cell table:style-name="ce3" table:formula="of:=[.B15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두 마리 모두 내가 안아하고 옹벽으로 돌려 보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95">
            <text:p>0728 <text:s/>170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54">
            <text:p>154</text:p>
          </table:table-cell>
          <table:table-cell table:style-name="ce3" table:formula="of:=[.B154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베란다의 화분 : (1) 옮겨심은[植え替える 모종[苗. &lt;1&gt; 가장 많이 뿌리를 가지고[取ってしまう~1 간 모종. 그 모종의 끝에[端に 새로운 싹[芽이 나오고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97">
            <text:p>0728 <text:s/>170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55">
            <text:p>155</text:p>
          </table:table-cell>
          <table:table-cell table:style-name="ce3" table:formula="of:=[.B155]+1" office:value-type="float" office:value="4">
            <text:p>4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20" office:value-type="string" table:number-columns-spanned="3" table:number-rows-spanned="1">
            <text:p>(2) 새로 심은 것 : &lt;1&gt; 이십일 무[大根 &lt;2&gt; 갓[高菜.</text:p>
            <text:p><text:a xlink:href="https://duckduckgo.com/?t=ffab&amp;q=高菜+韓国語&amp;ia=web">https://duckduckgo.com/?t=ffab&amp;q=高菜+韓国語&amp;ia=web</text:a></text:p>
            <text:p><text:a xlink:href="https://detail.chiebukuro.yahoo.co.jp/qa/question_detail/q12136752757">https://detail.chiebukuro.yahoo.co.jp/qa/question_detail/q12136752757</text:a></text:p>
            <text:p><text:a xlink:href="https://kjjk.weblio.jp/sentence/content/高菜">https://kjjk.weblio.jp/sentence/content/高菜</text:a>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97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6">
            <text:p>156</text:p>
          </table:table-cell>
          <table:table-cell table:style-name="ce3" table:formula="of:=[.B156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a sobota, dwudziesty czwarty lipc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97">
            <text:p>0728 <text:s/>170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57">
            <text:p>157</text:p>
          </table:table-cell>
          <table:table-cell table:style-name="ce3" table:formula="of:=[.B157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kompozycja. napisałem melodię na papierze. / sposób napisania, to użyłem numerów. / numerów dziurów. / jak dla długości każdej nuty, użyłem notacji używanych w muzyce europejskiej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97">
            <text:p>0728 <text:s/>170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58">
            <text:p>158</text:p>
          </table:table-cell>
          <table:table-cell table:style-name="ce3" table:formula="of:=[.B158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>
            <text:p>это была суббота два'дцать четве'ртого июля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98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9">
            <text:p>159</text:p>
          </table:table-cell>
          <table:table-cell table:style-name="ce3" table:formula="of:=[.B159]+1" office:value-type="float" office:value="8">
            <text:p>8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20" office:value-type="string" table:number-columns-spanned="3" table:number-rows-spanned="1">
            <text:p>группа : (1) условие[condition для того, чтобы на'бор был группой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98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0">
            <text:p>160</text:p>
          </table:table-cell>
          <table:table-cell table:style-name="ce3" table:formula="of:=[.B160]+1" office:value-type="float" office:value="9">
            <text:p>9</text:p>
          </table:table-cell>
          <table:table-cell table:style-name="ce6"/>
          <table:table-cell table:style-name="ce9" office:value-type="string">
            <text:p>r-3</text:p>
          </table:table-cell>
          <table:table-cell table:style-name="ce20" office:value-type="string" table:number-columns-spanned="3" table:number-rows-spanned="1">
            <text:p>(2) один из них : коммута'тивность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98">
            <text:p>0728 <text:s/>170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61">
            <text:p>161</text:p>
          </table:table-cell>
          <table:table-cell table:style-name="ce3" table:formula="of:=[.B161]+1" office:value-type="float" office:value="10">
            <text:p>10</text:p>
          </table:table-cell>
          <table:table-cell table:style-name="ce6"/>
          <table:table-cell table:style-name="ce9" office:value-type="string">
            <text:p>r-4</text:p>
          </table:table-cell>
          <table:table-cell table:style-name="ce20" office:value-type="string" table:number-columns-spanned="2" table:number-rows-spanned="1">
            <text:p>(3) разуме'ется[of-course, группа имеет закон коммутати'вности, это не.</text:p>
          </table:table-cell>
          <table:covered-table-cell table:style-name="ce21"/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98">
            <text:p>0728 <text:s/>170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62">
            <text:p>162</text:p>
          </table:table-cell>
          <table:table-cell table:style-name="ce3" table:formula="of:=[.B162]+1" office:value-type="float" office:value="11">
            <text:p>11</text:p>
          </table:table-cell>
          <table:table-cell table:style-name="ce6"/>
          <table:table-cell table:style-name="ce9" office:value-type="string">
            <text:p>r-5</text:p>
          </table:table-cell>
          <table:table-cell table:style-name="ce20" office:value-type="string" table:number-columns-spanned="2" table:number-rows-spanned="1">
            <text:p>(4) только, мы определя'ем[define группу как облада'ющую[having этим сво'йством[property.</text:p>
          </table:table-cell>
          <table:covered-table-cell table:style-name="ce21"/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98">
            <text:p>0728 <text:s/>170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63">
            <text:p>163</text:p>
          </table:table-cell>
          <table:table-cell table:style-name="ce3" office:value-type="float" office:value="1">
            <text:p>1</text:p>
          </table:table-cell>
          <table:table-cell table:style-name="ce19" office:value-type="time" office:time-value="PT1065662H14M48.61S">
            <text:p>14:14</text:p>
          </table:table-cell>
          <table:table-cell table:style-name="ce9" office:value-type="string">
            <text:p>a-1</text:p>
          </table:table-cell>
          <table:table-cell table:style-name="ce20" office:value-type="string">
            <text:p>كان يوم الأحد، الرابع عشرين من تموز.</text:p>
          </table:table-cell>
          <table:table-cell table:style-name="ce21"/>
          <table:table-cell table:style-name="ce21" office:value-type="string">
            <text:p>it was sunday, the twenty-four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98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4">
            <text:p>164</text:p>
          </table:table-cell>
          <table:table-cell table:style-name="ce3" table:formula="of:=[.B164]+1" office:value-type="float" office:value="2">
            <text:p>2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بيست و چهارم ماه بير. 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98">
            <text:p>0728 <text:s/>1708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165">
            <text:p>165</text:p>
          </table:table-cell>
          <table:table-cell table:style-name="ce3" table:formula="of:=[.B165]+1" office:value-type="float" office:value="3">
            <text:p>3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أحتاج. / أنا أشتري. / أحتاج لشراء./ شيء ما.</text:p>
          </table:table-cell>
          <table:table-cell table:style-name="ce21" office:value-type="string">
            <text:p>ah^taadh'l'shiyraa'i[i-need-to-buy / sha'yi'On-maa[something / la-sha'yi'a</text:p>
          </table:table-cell>
          <table:table-cell table:style-name="ce21" office:value-type="string">
            <text:p>I need / I buy / I need to buy / something / nothing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98">
            <text:p>0728 <text:s/>1708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166">
            <text:p>166</text:p>
          </table:table-cell>
          <table:table-cell table:style-name="ce3" table:formula="of:=[.B166]+1" office:value-type="float" office:value="4">
            <text:p>4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20" office:value-type="string">
            <text:p>يوم واحد / نصف يوم / يومان / ساعة / ساعتان</text:p>
          </table:table-cell>
          <table:table-cell table:style-name="ce21" office:value-type="string">
            <text:p>wah^adi / nus^f yaomen / yau'maani[two-days / saaAtan[one-hour / saaAtaani</text:p>
          </table:table-cell>
          <table:table-cell table:style-name="ce21" office:value-type="string">
            <text:p>one day / half day / two days / one hour / two hours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99">
            <text:p>0728 <text:s/>170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67">
            <text:p>16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8T09:08:42.36">
            <text:p>0728</text:p>
          </table:table-cell>
          <table:table-cell table:style-name="ce9" office:value-type="string">
            <text:p>v-1-81</text:p>
          </table:table-cell>
          <table:table-cell table:style-name="ce20" office:value-type="string">
            <text:p>tấm ván này rất nặng. / bạn không thẻ mang nó bằng tay. / bạn sẽ không mang nó bằng tay. / tìm[find một chiếc xe[car;bicycle~1 đạp một bánh.</text:p>
          </table:table-cell>
          <table:table-cell table:style-name="ce21" office:value-type="string" table:number-columns-spanned="2" table:number-rows-spanned="1">
            <text:p>この板は、とても重いです。手では、運べません。運べないでしょう。 / 一輪車を、探し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99">
            <text:p>0728 <text:s/>1708</text:p>
          </table:table-cell>
          <table:table-cell table:number-columns-repeated="1010"/>
        </table:table-row>
        <table:table-row table:style-name="ro33">
          <table:table-cell table:style-name="ce3" table:formula="of:=ROW()-1" office:value-type="float" office:value="168">
            <text:p>168</text:p>
          </table:table-cell>
          <table:table-cell table:style-name="ce3" table:formula="of:=[.B168]+1" office:value-type="float" office:value="2">
            <text:p>2</text:p>
          </table:table-cell>
          <table:table-cell table:style-name="ce6"/>
          <table:table-cell table:style-name="ce9" office:value-type="string">
            <text:p>v-2-82</text:p>
          </table:table-cell>
          <table:table-cell table:style-name="ce20" office:value-type="string">
            <text:p>đổ nước đầy vào xô. / làm ơn, vứt nước này đi. / vứt nó đi, bạn có thể, tốt không? / hãy, vứt nước đi, ở đây. / ở đó, đừng vứt nó đi. / vì, họ không muốn sàn nhà bị bẩn. / không muốn bị bẩn. không muốn bẩn sàn. / họ nói <text:s/>không muốn bẩn sàn nhà.</text:p>
          </table:table-cell>
          <table:table-cell table:style-name="ce21" office:value-type="string" table:number-columns-spanned="2" table:number-rows-spanned="1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99">
            <text:p>0728 <text:s/>170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69">
            <text:p>169</text:p>
          </table:table-cell>
          <table:table-cell table:style-name="ce3" table:formula="of:=[.B169]+1" office:value-type="float" office:value="3">
            <text:p>3</text:p>
          </table:table-cell>
          <table:table-cell table:style-name="ce6"/>
          <table:table-cell table:style-name="ce9" office:value-type="string">
            <text:p>v-3-83</text:p>
          </table:table-cell>
          <table:table-cell table:style-name="ce20" office:value-type="string">
            <text:p>nước thải. nước bẩn. nước bẩn này. / có[there-is~1 sự khác[difference~1 biệt nào[any trong[in việc[run~1 chạy nước này không?</text:p>
          </table:table-cell>
          <table:table-cell table:style-name="ce21" office:value-type="string" table:number-columns-spanned="2" table:number-rows-spanned="1">
            <text:p>汚水。汚れた水。この汚れた水。汚れている水。 / この水を流しても、なにか、違いがありますか？違い。流す。水を流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4.99">
            <text:p>0728 <text:s/>170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0">
            <text:p>170</text:p>
          </table:table-cell>
          <table:table-cell table:style-name="ce3" table:formula="of:=[.B170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창고 옆에서 있었다. &lt;2&gt; 지금까지 가장 근처에 있었던 사례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5">
            <text:p>0728 <text:s/>170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71">
            <text:p>171</text:p>
          </table:table-cell>
          <table:table-cell table:style-name="ce3" table:formula="of:=[.B171]+1" office:value-type="float" office:value="5">
            <text:p>5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(2) 창고에서 옹벽까지 크로를 안아하고 달렸다. &lt;2&gt; 크로를 옹벽 위에 둔 때, 크로는 순간 기침을 시작했다. &lt;3&gt; 서둘러 크로를 옹벽 위에서 안고 내려, 가슴에 올려 놓고, 끌어 안았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5">
            <text:p>0728 <text:s/>170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2">
            <text:p>172</text:p>
          </table:table-cell>
          <table:table-cell table:style-name="ce3" table:formula="of:=[.B172]+1" office:value-type="float" office:value="6">
            <text:p>6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20" office:value-type="string" table:number-columns-spanned="3" table:number-rows-spanned="1">
            <text:p>(3) 이어, 크로를 지상에 내렸다. &lt;2&gt; 미케도 내려왔다. &lt;3&gt; 그러자, 크로는 그 자리를 떠나, 보도쪽으로 걸어가고, 옹벽으로 돌아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5.01">
            <text:p>0728 <text:s/>170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73">
            <text:p>173</text:p>
          </table:table-cell>
          <table:table-cell table:style-name="ce3" table:formula="of:=[.B173]+1" office:value-type="float" office:value="7">
            <text:p>7</text:p>
          </table:table-cell>
          <table:table-cell table:style-name="ce6"/>
          <table:table-cell table:style-name="ce9" office:value-type="string">
            <text:p>k-4</text:p>
          </table:table-cell>
          <table:table-cell table:style-name="ce20" office:value-type="string" table:number-columns-spanned="3" table:number-rows-spanned="1">
            <text:p>(3) 화분 : 저녁, `페가스스`에서 돌아온 후, 페란다의 화분을 봤다. &lt;2&gt; 가장 뿌리를 제거했던 모종. 신문지를 올려 놓았던 하나. &lt;3&gt; 서둘러 신문지를 제거한다. 모종은 시들지 않고 있다. 좋았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5.02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74">
            <text:p>174</text:p>
          </table:table-cell>
          <table:table-cell table:style-name="ce3" table:formula="of:=[.B174]+1" office:value-type="float" office:value="8">
            <text:p>8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wtorek, dwudziesty siódmy lipca.</text:p>
          </table:table-cell>
          <table:covered-table-cell table:style-name="ce21" office:value-type="string">
            <text:p>to był wtorek, dwudziesty siódmy lipca.</text:p>
          </table:covered-table-cell>
          <table:covered-table-cell table:style-name="ce21" office:value-type="string">
            <text:p>to był wtorek, dwudziesty siódmy lipca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5.02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75">
            <text:p>175</text:p>
          </table:table-cell>
          <table:table-cell table:style-name="ce3" table:formula="of:=[.B175]+1" office:value-type="float" office:value="9">
            <text:p>9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czerwiec, lipiec, sierpień, wrzesień.</text:p>
          </table:table-cell>
          <table:covered-table-cell table:style-name="ce21" office:value-type="string">
            <text:p>to był wtorek, dwudziesty siódmy lipca.</text:p>
          </table:covered-table-cell>
          <table:covered-table-cell table:style-name="ce21" office:value-type="string">
            <text:p>to był wtorek, dwudziesty siódmy lipca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5.02">
            <text:p>0728 <text:s/>170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76">
            <text:p>176</text:p>
          </table:table-cell>
          <table:table-cell table:style-name="ce3" table:formula="of:=[.B176]+1" office:value-type="float" office:value="10">
            <text:p>10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20" office:value-type="string" table:number-columns-spanned="3" table:number-rows-spanned="1">
            <text:p>shino : (1) nowe odkrycie[discovery : dźwięki `dai-kan`-u. kształt ust. &lt;2&gt; swoiście, kształt wargi górnej. na wardze dolnej, wczoraj tworzę[create kształt przypominający[resembling dziób ptaka, swoiście dziób papugi. &lt;3&gt; to znaczy, spiczasty, zginający się w dół kształt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5.02">
            <text:p>0728 <text:s/>170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77">
            <text:p>177</text:p>
          </table:table-cell>
          <table:table-cell table:style-name="ce3" office:value-type="float" office:value="1">
            <text:p>1</text:p>
          </table:table-cell>
          <table:table-cell table:style-name="ce19" office:value-type="time" office:time-value="PT1065736H49M25.13S">
            <text:p>16:49</text:p>
          </table:table-cell>
          <table:table-cell table:style-name="ce9" office:value-type="string">
            <text:p>a-1</text:p>
          </table:table-cell>
          <table:table-cell table:style-name="ce20" office:value-type="string">
            <text:p>كان يوم الثلاثاء، السابع عشرين من تموز.</text:p>
          </table:table-cell>
          <table:table-cell table:style-name="ce21"/>
          <table:table-cell table:style-name="ce21" office:value-type="string">
            <text:p>it was tuesday, the twenty-sev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5.03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78">
            <text:p>178</text:p>
          </table:table-cell>
          <table:table-cell table:style-name="ce3" table:formula="of:=[.B178]+1" office:value-type="float" office:value="2">
            <text:p>2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سه شنبه بود، بيست و هفتم ماه تير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1.07">
            <text:p>0728 <text:s/>1708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79">
            <text:p>179</text:p>
          </table:table-cell>
          <table:table-cell table:style-name="ce3" table:formula="of:=[.B179]+1" office:value-type="float" office:value="3">
            <text:p>3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في الامس، أنا أشتري لا شيئ</text:p>
          </table:table-cell>
          <table:table-cell table:style-name="ce21" office:value-type="string">
            <text:p>amiysi[yesterday / shayi'a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1.07">
            <text:p>0728 <text:s/>1708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80">
            <text:p>180</text:p>
          </table:table-cell>
          <table:table-cell table:style-name="ce3" table:formula="of:=[.B180]+1" office:value-type="float" office:value="4">
            <text:p>4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20" office:value-type="string">
            <text:p>ديروز، باران باريد. / </text:p>
          </table:table-cell>
          <table:table-cell table:style-name="ce21"/>
          <table:table-cell table:style-name="ce21" office:value-type="string">
            <text:p>yesterday it rained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1.07">
            <text:p>0728 <text:s/>170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81">
            <text:p>181</text:p>
          </table:table-cell>
          <table:table-cell table:style-name="ce3" table:formula="of:=[.B181]+1" office:value-type="float" office:value="5">
            <text:p>5</text:p>
          </table:table-cell>
          <table:table-cell table:style-name="ce6"/>
          <table:table-cell table:style-name="ce9" office:value-type="string">
            <text:p>f-3</text:p>
          </table:table-cell>
          <table:table-cell table:style-name="ce20" office:value-type="string">
            <text:p>ظهر / ظهر / صبح / صبح</text:p>
          </table:table-cell>
          <table:table-cell table:style-name="ce21" office:value-type="string">
            <text:p>zoo'hur[noon / soob'h^[morning</text:p>
          </table:table-cell>
          <table:table-cell table:style-name="ce21" office:value-type="string">
            <text:p>noon / at noon / morning / at morning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1.07">
            <text:p>0728 <text:s/>170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82">
            <text:p>182</text:p>
          </table:table-cell>
          <table:table-cell table:style-name="ce3" table:formula="of:=[.B182]+1" office:value-type="float" office:value="6">
            <text:p>6</text:p>
          </table:table-cell>
          <table:table-cell table:style-name="ce6"/>
          <table:table-cell table:style-name="ce9" office:value-type="string">
            <text:p>f-4</text:p>
          </table:table-cell>
          <table:table-cell table:style-name="ce20" office:value-type="string">
            <text:p>خورشید <text:s/>/ می آيد <text:s/>/ بيرون می آيد.</text:p>
          </table:table-cell>
          <table:table-cell table:style-name="ce21" office:value-type="string">
            <text:p>xuwr'shiy_d / miy / yiid[comes / biyruun[out</text:p>
          </table:table-cell>
          <table:table-cell table:style-name="ce21" office:value-type="string">
            <text:p>the sun / it comes / it comes out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1.07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83">
            <text:p>183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1.07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84">
            <text:p>184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5.03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85">
            <text:p>185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5.03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86">
            <text:p>186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5.03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87">
            <text:p>187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5.03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88">
            <text:p>188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5.03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89">
            <text:p>189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1.63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90">
            <text:p>190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1.63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91">
            <text:p>191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1.63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92">
            <text:p>192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1.63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93">
            <text:p>193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1.63">
            <text:p>0728 <text:s/>17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94">
            <text:p>194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7:08:21.63">
            <text:p>0728 <text:s/>1708</text:p>
          </table:table-cell>
          <table:table-cell table:number-columns-repeated="1010"/>
        </table:table-row>
        <table:table-row table:style-name="ro13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28T17:08:21.63">
            <text:p>0728 <text:s/>1708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7-28T17:08:25.03">
            <text:p>0728 <text:s/>1708</text:p>
          </table:table-cell>
          <table:table-cell table:style-name="ce7" table:formula="of:=NOW()" office:value-type="date" office:date-value="2021-07-28T17:08:25.03">
            <text:p>0728 <text:s/>1708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7-28T17:08:25.03">
            <text:p>0728 <text:s/>1708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3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3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8">2021/07/28</text:date>, <text:time>17:08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7-28T17:08:23.24</dc:date>
    <dc:creator>iwabuchi ken</dc:creator>
    <meta:editing-duration>P5DT4H4M39S</meta:editing-duration>
    <meta:editing-cycles>805</meta:editing-cycles>
    <meta:generator>OpenOffice/4.1.3$Win32 OpenOffice.org_project/413m1$Build-9783</meta:generator>
    <meta:document-statistic meta:table-count="2" meta:cell-count="1693" meta:object-count="0"/>
  </office:meta>
</office:document-meta>
</file>